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ITU_20_nadpis_20_2">
      <style:text-properties officeooo:rsid="001d22a5" officeooo:paragraph-rsid="001d22a5"/>
    </style:style>
    <style:style style:name="P2" style:family="paragraph" style:parent-style-name="Text_20_body">
      <style:text-properties officeooo:rsid="001d22a5" officeooo:paragraph-rsid="001d22a5"/>
    </style:style>
    <style:style style:name="P3" style:family="paragraph" style:parent-style-name="Text_20_body">
      <style:paragraph-properties fo:margin-left="0in" fo:margin-right="0in" fo:text-indent="0in" style:auto-text-indent="false"/>
      <style:text-properties officeooo:paragraph-rsid="001d22a5"/>
    </style:style>
    <style:style style:name="P4" style:family="paragraph" style:parent-style-name="Text_20_body">
      <style:text-properties fo:font-weight="bold" officeooo:rsid="001d22a5" officeooo:paragraph-rsid="001d22a5" style:font-weight-asian="bold" style:font-weight-complex="bold"/>
    </style:style>
    <style:style style:name="P5" style:family="paragraph" style:parent-style-name="ITU_20_nadpis_20_1">
      <style:text-properties officeooo:rsid="001d22a5" officeooo:paragraph-rsid="001d22a5"/>
    </style:style>
    <style:style style:name="P6" style:family="paragraph" style:parent-style-name="ITU_20_nadpis_20_1">
      <style:text-properties officeooo:rsid="001f162b" officeooo:paragraph-rsid="001f162b"/>
    </style:style>
    <style:style style:name="P7" style:family="paragraph" style:parent-style-name="ITU_20_nadpis_20_1">
      <style:paragraph-properties fo:break-before="page"/>
      <style:text-properties officeooo:paragraph-rsid="001f162b"/>
    </style:style>
    <style:style style:name="P8" style:family="paragraph" style:parent-style-name="ITU_20_nadpis_20_2">
      <style:text-properties loext:padding="0in" loext:border="none"/>
    </style:style>
    <style:style style:name="P9" style:family="paragraph" style:parent-style-name="ITU_20_nadpis_20_2">
      <style:text-properties officeooo:rsid="001f162b" officeooo:paragraph-rsid="001f162b"/>
    </style:style>
    <style:style style:name="P10" style:family="paragraph" style:parent-style-name="Text_20_body" style:list-style-name="L1">
      <style:text-properties officeooo:rsid="001d22a5" officeooo:paragraph-rsid="001d22a5"/>
    </style:style>
    <style:style style:name="P11" style:family="paragraph" style:parent-style-name="Text_20_body" style:list-style-name="L2">
      <style:text-properties officeooo:rsid="001d22a5" officeooo:paragraph-rsid="001d22a5"/>
    </style:style>
    <style:style style:name="P12" style:family="paragraph" style:parent-style-name="Text_20_body" style:list-style-name="L3">
      <style:text-properties officeooo:rsid="001d22a5" officeooo:paragraph-rsid="001d22a5"/>
    </style:style>
    <style:style style:name="P13" style:family="paragraph" style:parent-style-name="Text_20_body">
      <style:text-properties officeooo:rsid="001d22a5" officeooo:paragraph-rsid="001d22a5"/>
    </style:style>
    <style:style style:name="P14" style:family="paragraph" style:parent-style-name="Text_20_body">
      <style:text-properties officeooo:rsid="001f162b" officeooo:paragraph-rsid="001f162b"/>
    </style:style>
    <style:style style:name="P15" style:family="paragraph" style:parent-style-name="Text_20_body" style:list-style-name="L4">
      <style:text-properties officeooo:rsid="001f162b" officeooo:paragraph-rsid="001f162b"/>
    </style:style>
    <style:style style:name="P16" style:family="paragraph" style:parent-style-name="Text_20_body" style:list-style-name="L5">
      <style:text-properties officeooo:rsid="001f162b" officeooo:paragraph-rsid="001f162b"/>
    </style:style>
    <style:style style:name="P17" style:family="paragraph" style:parent-style-name="Text_20_body" style:list-style-name="L6">
      <style:text-properties officeooo:rsid="001f162b" officeooo:paragraph-rsid="001f162b"/>
    </style:style>
    <style:style style:name="P18" style:family="paragraph" style:parent-style-name="Text_20_body" style:list-style-name="L8">
      <style:text-properties officeooo:rsid="001f162b" officeooo:paragraph-rsid="001f162b"/>
    </style:style>
    <style:style style:name="P19" style:family="paragraph" style:parent-style-name="Text_20_body">
      <style:text-properties officeooo:paragraph-rsid="001f162b"/>
    </style:style>
    <style:style style:name="P20" style:family="paragraph" style:parent-style-name="Text_20_body" style:list-style-name="L5">
      <style:text-properties fo:font-weight="bold" officeooo:rsid="001f162b" officeooo:paragraph-rsid="001f162b" style:font-weight-asian="bold" style:font-weight-complex="bold"/>
    </style:style>
    <style:style style:name="P21" style:family="paragraph" style:parent-style-name="Text_20_body" style:list-style-name="L5">
      <style:text-properties fo:font-weight="normal" officeooo:rsid="001f162b" officeooo:paragraph-rsid="001f162b" style:font-weight-asian="normal" style:font-weight-complex="normal"/>
    </style:style>
    <style:style style:name="P22" style:family="paragraph" style:parent-style-name="Text_20_body" style:list-style-name="L6">
      <style:text-properties fo:font-weight="normal" officeooo:rsid="001f162b" officeooo:paragraph-rsid="001f162b" style:font-weight-asian="normal" style:font-weight-complex="normal"/>
    </style:style>
    <style:style style:name="P23" style:family="paragraph" style:parent-style-name="Text_20_body" style:list-style-name="L8">
      <style:text-properties officeooo:paragraph-rsid="001f162b"/>
    </style:style>
    <style:style style:name="T1" style:family="text">
      <style:text-properties officeooo:rsid="001d22a5"/>
    </style:style>
    <style:style style:name="T2" style:family="text">
      <style:text-properties loext:padding="0in" loext:border="none"/>
    </style:style>
    <style:style style:name="T3" style:family="text">
      <style:text-properties fo:font-weight="normal" style:font-weight-asian="normal" style:font-weight-complex="normal"/>
    </style:style>
    <style:style style:name="T4" style:family="text">
      <style:text-properties fo:font-weight="normal" officeooo:rsid="001f162b"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f162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f162b"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f16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ITU_20_nadpis_20_1" text:outline-level="1">Unikátní návrh</text:h>
      <text:p text:style-name="Text_20_body">:<text:span text:style-name="T11">)</text:span></text:p>
      <text:p text:style-name="ITU_20_nadpis_20_2"><text:span text:style-name="T2">Návrh</text:span> <text:span text:style-name="T1">a</text:span>plikace </text:p>
      <text:p text:style-name="P3"><text:tab/><text:span text:style-name="T1">Aplikace </text:span>pro vytváření individuálních rozvrh<text:span text:style-name="T1">ů</text:span>.</text:p>
      <text:p text:style-name="ITU_20_nadpis_20_2"><text:span text:style-name="T2">Zdůvodnění</text:span> </text:p>
      <text:p text:style-name="P3"><text:tab/>Každý student VUT si před začátkem projektu poteřbuje udělat nějaký rozvrh. To může být velice namáhavá činnost, vzhledem k tomu, že by musel jít na každý předmět, udělat si seznam hodin a pak to všechno zkompletovat do rozvrhu. <text:span text:style-name="T1">Informační systém VUT sice poskytuje nějakou základní funkcionalitu, ale ta jse pro průměrného studenta obtížná na použití.</text:span></text:p>
      <text:p text:style-name="P8">Uživatelské požadavky</text:p>
      <text:list text:style-name="L1">
        <text:list-item>
          <text:p text:style-name="P10">Načtení hodin</text:p>
        </text:list-item>
        <text:list-item>
          <text:p text:style-name="P10">Offline použití</text:p>
        </text:list-item>
        <text:list-item>
          <text:p text:style-name="P10">Filtrování hodin</text:p>
        </text:list-item>
        <text:list-item>
          <text:p text:style-name="P10">Možnost mít více rozvrhů (nejlépe, aby mezi šlo přepínat mezi jednotlivýma variantama)</text:p>
        </text:list-item>
        <text:list-item>
          <text:p text:style-name="P10">Export a import rozvrhů (export i třeba do obrázku PNG apod.)</text:p>
        </text:list-item>
      </text:list>
      <text:h text:style-name="P5" text:outline-level="1">Shodnuté téma</text:h>
      <text:p text:style-name="P2"><text:tab/><text:span text:style-name="T11">Jako celkové téma jsme si vybrali aplikaci pro vytváření rozvrhů. Důvodem je že, každý z nás (a mnozí další studenti FITu) by v budoucnosti mohli tuto aplikaci použít pro svojí tvorbu rozvrhu.</text:span></text:p>
      <text:h text:style-name="P5" text:outline-level="1">Dotazník na analýzu uživatelských potřeb</text:h>
      <text:p text:style-name="P2"/>
      <text:h text:style-name="P5" text:outline-level="1">Popis již existující aplikace</text:h>
      <text:p text:style-name="P4"><text:tab/><text:span text:style-name="T3">Jako již existující aplikaci jsem vybral </text:span><text:span text:style-name="T5">Kubosh Scheduler (dostupný </text:span><text:a xlink:type="simple" xlink:href="https://www.kubosh.net/apps/fitsch/" text:style-name="Internet_20_link" text:visited-style-name="Visited_20_Internet_20_Link"><text:span text:style-name="T5">zde</text:span></text:a><text:span text:style-name="T5">). </text:span><text:span text:style-name="T8">Jedná se o webovou aplikaci s otevřeným zdrojovým kódem, kterou vytvořil student FITu. Aplikace dovoluje uživateli vytvářet rozvrhy z automaticky načtených hodin podle uživatelem navolených předmětů.</text:span></text:p>
      <text:p text:style-name="P1">Přednosti</text:p>
      <text:list text:style-name="L2">
        <text:list-item>
          <text:p text:style-name="P11">Jednoduchý na použití. Uživatel poteřbuje pouze webový prohlížeč.</text:p>
        </text:list-item>
        <text:list-item>
          <text:p text:style-name="P11">Automatické generování rozvrhů</text:p>
          <text:list>
            <text:list-item>
              <text:p text:style-name="P11">Možnost přidat vlastní filtry které upřesňují jak má výsledný vygenerovaný rozvrh vypadat.</text:p>
            </text:list-item>
          </text:list>
        </text:list-item>
      </text:list>
      <text:p text:style-name="P1">Nedostatky</text:p>
      <text:list text:style-name="L3">
        <text:list-item>
          <text:p text:style-name="P12">Dlouhé načítání stránky (někdy až 13 sekund!)</text:p>
        </text:list-item>
        <text:list-item>
          <text:p text:style-name="P12"><text:soft-page-break/>Rozhraní se špatně používá.</text:p>
          <text:list>
            <text:list-item>
              <text:p text:style-name="P12">Například pro zobrazení aktuálního rozvrhu se uživatel musí překlikávat mezi záložkami. Když pak při vytváření potřebuje porovnat rozvrhy, tak je to obtížné.</text:p>
            </text:list-item>
            <text:list-item>
              <text:p text:style-name="P12">Kontrola vybraných počtů hodin je na jiné kartě. To znamená, že aby si uživatel zkontroloval správnost rozvrhu, tak musí překlikávat mezi kartou kontroly a kartou rozvrhu. Kontrola je dále velice nepřehledná a uživatel někdy musí i rolovat stránku, aby našel předmět, který ho zajímá, i přes to, že informace by se dali dát mnohem přehledněji.</text:p>
            </text:list-item>
          </text:list>
        </text:list-item>
        <text:list-item>
          <text:p text:style-name="P12">Rozhraní neobsahuje vysvětlivky u elementů. Nový studenti pak mohou mít problém pochopit jakou možnost mají zvolit. Je zde sice karta, která vysvětluje funkčnost aplikace, ale ta spíše slouží jako uživatelská příručka.</text:p>
        </text:list-item>
        <text:list-item>
          <text:p text:style-name="P12">Vybírání předmětů jiných než povinných z daného semestru může být zdlouhavé, protože ve vyhledávání se musí dát pouze zkratky předmětu.</text:p>
        </text:list-item>
        <text:list-item>
          <text:p text:style-name="P12">Nepodporuje zobrazování více alternativních rozvrhů zárověň.</text:p>
          <text:list>
            <text:list-item>
              <text:p text:style-name="P12">Kubosh Scheduler sice podporuje exportování daného rozvrhu do formátu JSON a jeho opětovné nahrání, ale to je velice zdlouhavé a vyžaduje uživatele pokaždé odložit svůj rozvh, na kterém pracuje a načíst jiný.</text:p>
            </text:list-item>
            <text:list-item>
              <text:p text:style-name="P12">Import je velice pomalý.</text:p>
            </text:list-item>
            <text:list-item>
              <text:p text:style-name="P12">Při exportu si uživatel nemůže zvolit jméno souboru, pod kterým se uloží.</text:p>
            </text:list-item>
          </text:list>
        </text:list-item>
        <text:list-item>
          <text:p text:style-name="P12">Přidávání vlastních hodin je velice pomalé a „otravné“. Například při zvolení hodin od kdy do kdy, musí uživatel najít danou hodinu ve všech možnostech comboboxu.</text:p>
        </text:list-item>
        <text:list-item>
          <text:p text:style-name="P12">Velice nepřehledný kód</text:p>
        </text:list-item>
      </text:list>
      <text:p text:style-name="P1">Naše aplikace</text:p>
      <text:p text:style-name="P2"><text:tab/>Naše aplikace se bude inspirovat širokou funkcionalitou Kubosh Scheduler. Vyřešení nedostatků uděláme pomocí více intuitivního rozhraní s kombinací (například) <text:span text:style-name="T7">líného načítání hodin ke zrychlení odezvy aplikace. Naše aplikace bude mít více záložek s alternativnímy rozvrhy a bude umět exportovat i do obrázkového formátu. Kód aplikace budeme řádně dokumentovat a použijeme MVC architekturu (nebo její obdoby) pro řádnou strukturu aplikace.</text:span></text:p>
      <text:h text:style-name="P6" text:outline-level="1">Shrnutí uživtelských potřeb</text:h>
      <text:p text:style-name="P19"><text:tab/><text:span text:style-name="T11">Společně jsme analyzovali výsledky našich jednotlivých dotazníků a vybrali jsme ty nejpodstatnější požadavky.</text:span></text:p>
      <text:p text:style-name="P9">Potřeby</text:p>
      <text:list text:style-name="L4">
        <text:list-item>
          <text:p text:style-name="P15">Vytváření rozvrhu</text:p>
        </text:list-item>
        <text:list-item>
          <text:p text:style-name="P15">Více variant rovrhu</text:p>
        </text:list-item>
        <text:list-item>
          <text:p text:style-name="P15">Automatické generování rovrhu</text:p>
        </text:list-item>
        <text:list-item>
          <text:p text:style-name="P15">Filtrování hodin</text:p>
          <text:list>
            <text:list-item>
              <text:p text:style-name="P15"><text:soft-page-break/>Například když je již vybraná hodina (cviko), tak se v rozvhu nemusí zobrazovat další cvika daného předmětu.</text:p>
            </text:list-item>
          </text:list>
        </text:list-item>
        <text:list-item>
          <text:p text:style-name="P15">Import/export rozvrhů</text:p>
          <text:list>
            <text:list-item>
              <text:p text:style-name="P15">export i třeba do obrázkového formátu</text:p>
            </text:list-item>
          </text:list>
        </text:list-item>
        <text:list-item>
          <text:p text:style-name="P15">Výběr z více typů studií</text:p>
        </text:list-item>
        <text:list-item>
          <text:p text:style-name="P15">Vybírání předmětů pro zobrazení v rozvrhu</text:p>
          <text:list>
            <text:list-item>
              <text:p text:style-name="P15">Povinné, volitelné a vlastní předměty</text:p>
            </text:list-item>
          </text:list>
        </text:list-item>
        <text:list-item>
          <text:p text:style-name="P15">Webová aplikace</text:p>
        </text:list-item>
      </text:list>
      <text:p text:style-name="P9">Naplnění uživatelských potřeb</text:p>
      <text:p text:style-name="P14"><text:tab/>Naší aplikaci navrhneme tak, aby splňovala všechny výše uvedené poteřby. Uživatel bude moci vytvářet více variant rozvhů, které také může exportovat či importovat. Také bude mít možnost filtrovat zobrazené hodiny podle uživatelských kritérií.</text:p>
      <text:p text:style-name="P14"><text:tab/>Celková aplikace bude dostupná pomocí bežných webových prohlížečů, abychom dosáhlí maximální uživatelské přívětivosti. Užiatel nebude muset nic instalovat, aby mohl naší aplikaci používat.</text:p>
      <text:h text:style-name="P6" text:outline-level="1">Rozdělení práce mezi členy týmu</text:h>
      <text:p text:style-name="P19"><text:tab/><text:span text:style-name="T11">Rohodli jsme se, že každý člen týmu udělá jinou část aplikace.</text:span></text:p>
      <text:p text:style-name="P9">Rozdělení práce</text:p>
      <text:list text:style-name="L5">
        <text:list-item>
          <text:p text:style-name="P20">xkloub03</text:p>
          <text:list>
            <text:list-item>
              <text:p text:style-name="P21">Zobrazování více variant rovrhu</text:p>
            </text:list-item>
            <text:list-item>
              <text:p text:style-name="P21">Import/export</text:p>
            </text:list-item>
            <text:list-item>
              <text:p text:style-name="P21">Generování rozvhu</text:p>
            </text:list-item>
          </text:list>
        </text:list-item>
        <text:list-item>
          <text:p text:style-name="P20">xmorav48</text:p>
          <text:list>
            <text:list-item>
              <text:p text:style-name="P21">Výběr z více typů studíí a ročníků</text:p>
            </text:list-item>
            <text:list-item>
              <text:p text:style-name="P16">Vybírání předmětů pro zobrazení v rozvrhu</text:p>
            </text:list-item>
          </text:list>
        </text:list-item>
        <text:list-item>
          <text:p text:style-name="P20">xnguye27</text:p>
          <text:list>
            <text:list-item>
              <text:p text:style-name="P21">Tvorba rozvrhu</text:p>
            </text:list-item>
            <text:list-item>
              <text:p text:style-name="P21">Filtrování hodin</text:p>
            </text:list-item>
          </text:list>
        </text:list-item>
      </text:list>
      <text:h text:style-name="P6" text:outline-level="1">sldkjf</text:h>
      <text:h text:style-name="P6" text:outline-level="1">Sdlkfj</text:h>
      <text:h text:style-name="P7" text:outline-level="1"><text:span text:style-name="T11">Technické řešení</text:span></text:h>
      <text:p text:style-name="P19"><text:tab/><text:span text:style-name="T4">Jako technologii pro vytvoření aplikace jsme se rozhodli použít framework </text:span><text:span text:style-name="T6">Flutter. </text:span><text:span text:style-name="T9">Důvodem je jeho jednoduchoust a multiplatformová podpora.</text:span></text:p>
      <text:list text:style-name="L6">
        <text:list-item>
          <text:p text:style-name="P17"><text:span text:style-name="T8">Programovací jazyk: </text:span><text:span text:style-name="T10">Dart</text:span></text:p>
        </text:list-item>
        <text:list-item>
          <text:p text:style-name="P22"><text:span text:style-name="T7">Konkrétní realizace MVC: </text:span><text:span text:style-name="T10">MVVM</text:span></text:p>
        </text:list-item>
      </text:list>
      <text:p text:style-name="P9">Popis architektury</text:p>
      <text:p text:style-name="P14"><text:tab/>Většina Front-end prvků bude reprezentována View, který se stará o sestavení UI komponenty a její následné zobrazení. Zde se jedná například o komponentu se zobrazením ročníků, rozvrh a předměty. Model bude reprezentován třídamy, které obsahují data získané od serverů fitu. Mezi tyto data patří, předměty, studia, rozvrhy a generační kritéria. Třídy budou mezi seobou komunikovat a předávat si data dle potřeb. Napířklad zde ještě bude třída která se bude starat o to, který rozvrh má jaké předměty. View budou řízeny pomocí Controller, které na základě uživatlského vstupu budou měnit modelové třídy a naopak na základě jejich změn budou obnovovat View.</text:p>
      <text:p text:style-name="P9">Klíčové funkce a metody</text:p>
      <text:list text:style-name="L8">
        <text:list-item>
          <text:p text:style-name="P18">function GetAllCourses(): List&lt;Course&gt;</text:p>
        </text:list-item>
        <text:list-item>
          <text:p text:style-name="P18">function GenerateTimetable(crit): Timetable</text:p>
        </text:list-item>
        <text:list-item>
          <text:p text:style-name="P23"><text:span text:style-name="T11">function Export(timetable, format): Result</text:span></text:p>
        </text:list-item>
        <text:list-item>
          <text:p text:style-name="P18">function Import(file): List&lt;TimetableVariant&gt;</text:p>
        </text:list-item>
      </text:list>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cs" fo:country="CZ" style:letter-kerning="true" style:font-name-asian="WenQuanYi Zen Hei"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cs" fo:country="CZ" style:letter-kerning="true" style:font-name-asian="WenQuanYi Zen Hei"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weight-asian="normal"/>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class="text">
      <style:paragraph-properties fo:margin-left="0in" fo:margin-top="0.1665in" fo:margin-bottom="0.0835in" style:contextual-spacing="fals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TU_20_nadpis_20_1" style:display-name="ITU nadpis 1" style:family="paragraph" style:parent-style-name="Text_20_body" style:next-style-name="Text_20_body" style:default-outline-level="1" style:master-page-name="">
      <style:paragraph-properties style:page-number="auto">
        <style:tab-stops/>
      </style:paragraph-properties>
      <style:text-properties fo:font-size="16pt" fo:font-weight="bold" officeooo:rsid="001d22a5" style:font-size-asian="16pt" style:font-weight-asian="bold" style:font-size-complex="16pt" style:font-weight-complex="bold"/>
    </style:style>
    <style:style style:name="ITU_20_nadpis_20_2" style:display-name="ITU nadpis 2" style:family="paragraph" style:parent-style-name="Heading_20_3" style:next-style-name="Text_20_body"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1st">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kub Kloub</meta:initial-creator>
    <meta:creation-date>2023-10-30T18:25:20.020658580</meta:creation-date>
    <dc:date>2023-11-01T00:06:04.827082568</dc:date>
    <dc:creator>Jakub Kloub</dc:creator>
    <meta:editing-duration>PT4H25M55S</meta:editing-duration>
    <meta:editing-cycles>2</meta:editing-cycles>
    <meta:generator>LibreOffice/7.6.2.1$Linux_X86_64 LibreOffice_project/60$Build-1</meta:generator>
    <meta:document-statistic meta:table-count="0" meta:image-count="0" meta:object-count="0" meta:page-count="4" meta:paragraph-count="79" meta:word-count="861" meta:character-count="5754" meta:non-whitespace-character-count="5015"/>
  </office:meta>
</office:document-meta>
</file>